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0.766cm"/>
    </style:style>
    <style:style style:name="gr7" style:family="graphic" style:parent-style-name="standard">
      <style:graphic-properties draw:stroke="none" svg:stroke-color="#000000" draw:fill="none" draw:fill-color="#ffffff" fo:min-height="0.004cm"/>
    </style:style>
    <style:style style:name="gr8" style:family="graphic" style:parent-style-name="standard">
      <style:graphic-properties draw:stroke="none" svg:stroke-color="#000000" draw:fill="none" draw:fill-color="#ffffff" fo:min-height="0.739cm"/>
    </style:style>
    <style:style style:name="gr9" style:family="graphic" style:parent-style-name="standard">
      <style:graphic-properties draw:stroke="none" svg:stroke-color="#000000" draw:fill="none" draw:fill-color="#ffffff" fo:min-height="4.068cm"/>
    </style:style>
    <style:style style:name="gr10" style:family="graphic" style:parent-style-name="objectwithoutfill">
      <style:graphic-properties draw:marker-end="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10.795cm" svg:height="7.169cm" svg:x="0.889cm" svg:y="3.6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0.922cm" svg:height="2.159cm" svg:x="0.889cm" svg:y="0.7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" draw:id="id1" draw:layer="layout" svg:width="5.563cm" svg:height="2.032cm" svg:x="3.886cm" svg:y="3.707cm">
          <text:p><text:span text:style-name="T1">M3UAManage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2" draw:id="id2" draw:layer="layout" svg:width="3.429cm" svg:height="1.143cm" svg:x="1.854cm" svg:y="5.912cm">
          <text:p><text:span text:style-name="T1">AS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3" draw:id="id3" draw:layer="layout" svg:width="3.429cm" svg:height="1.143cm" svg:x="1.555cm" svg:y="6.513cm">
          <text:p><text:span text:style-name="T1">AS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4" draw:id="id4" draw:layer="layout" svg:width="3.429cm" svg:height="1.143cm" svg:x="1.156cm" svg:y="7.214cm">
          <text:p><text:span text:style-name="T1">AS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curve" svg:x1="6.667cm" svg:y1="5.739cm" svg:x2="5.283cm" svg:y2="6.483cm" draw:start-shape="id1" draw:start-glue-point="2" draw:end-shape="id2" draw:end-glue-point="1" svg:d="m6667 5739c0 496-461 744-1384 744">
          <text:p/>
        </draw:connector>
        <draw:connector draw:style-name="gr4" draw:text-style-name="P1" draw:layer="layout" draw:type="curve" svg:x1="6.667cm" svg:y1="5.739cm" svg:x2="4.984cm" svg:y2="7.084cm" draw:start-shape="id1" draw:start-glue-point="2" draw:end-shape="id3" draw:end-glue-point="1" svg:d="m6667 5739c0 897-561 1345-1683 1345">
          <text:p/>
        </draw:connector>
        <draw:connector draw:style-name="gr4" draw:text-style-name="P1" draw:layer="layout" draw:type="curve" svg:x1="6.667cm" svg:y1="5.739cm" svg:x2="4.585cm" svg:y2="7.785cm" draw:start-shape="id1" draw:start-glue-point="2" draw:end-shape="id4" draw:end-glue-point="1" svg:d="m6667 5739c0 1364-694 2046-2082 2046">
          <text:p/>
        </draw:connector>
        <draw:line draw:style-name="gr4" draw:text-style-name="P1" draw:layer="layout" svg:x1="6.256cm" svg:y1="3.727cm" svg:x2="6.256cm" svg:y2="2.853cm">
          <text:p/>
        </draw:line>
        <draw:custom-shape draw:style-name="gr5" draw:text-style-name="P2" draw:layer="layout" svg:width="4.445cm" svg:height="1.143cm" svg:x="4.224cm" svg:y="1.721cm">
          <text:p><text:span text:style-name="T1">Mtp3UserPartListen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layer="layout" svg:width="8.255cm" svg:height="1.016cm" svg:x="3.018cm" svg:y="0.816cm">
          <draw:text-box>
            <text:p>MTP3 User Application</text:p>
          </draw:text-box>
        </draw:frame>
        <draw:frame draw:style-name="gr7" draw:text-style-name="P3" draw:layer="layout" svg:width="2.032cm" svg:height="0.645cm" svg:x="6.523cm" svg:y="5.737cm">
          <draw:text-box>
            <text:p><text:span text:style-name="T2">manages</text:span></text:p>
          </draw:text-box>
        </draw:frame>
        <draw:frame draw:style-name="gr8" draw:text-style-name="P4" draw:layer="layout" svg:width="6.604cm" svg:height="0.989cm" svg:x="3.364cm" svg:y="9.809cm">
          <draw:text-box>
            <text:p><text:span text:style-name="T3">Mobicents M3UA Stack</text:span></text:p>
          </draw:text-box>
        </draw:frame>
        <draw:custom-shape draw:style-name="gr3" draw:text-style-name="P1" draw:layer="layout" svg:width="3.429cm" svg:height="1.143cm" svg:x="7.957cm" svg:y="7.215cm">
          <text:p><text:span text:style-name="T1">Server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5" draw:id="id5" draw:layer="layout" svg:width="3.429cm" svg:height="1.143cm" svg:x="8.059cm" svg:y="6.517cm">
          <text:p><text:span text:style-name="T1">AspFactory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6" draw:id="id6" draw:layer="layout" svg:width="3.429cm" svg:height="1.143cm" svg:x="7.958cm" svg:y="7.216cm">
          <text:p><text:span text:style-name="T1">AspFactory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curve" svg:x1="6.667cm" svg:y1="5.739cm" svg:x2="8.059cm" svg:y2="7.088cm" draw:start-shape="id1" draw:start-glue-point="2" draw:end-shape="id5" svg:d="m6667 5739c0 900 464 1349 1392 1349">
          <text:p/>
        </draw:connector>
        <draw:connector draw:style-name="gr4" draw:text-style-name="P1" draw:layer="layout" draw:type="curve" svg:x1="6.667cm" svg:y1="5.739cm" svg:x2="7.958cm" svg:y2="7.787cm" draw:start-shape="id1" draw:start-glue-point="2" draw:end-shape="id6" draw:end-glue-point="3" svg:d="m6667 5739c0 1366 430 2048 1291 2048">
          <text:p/>
        </draw:connector>
        <draw:frame draw:style-name="gr9" draw:text-style-name="P5" draw:layer="layout" svg:width="5.08cm" svg:height="4.991cm" svg:x="12.989cm" svg:y="1.957cm">
          <draw:text-box>
            <text:p><text:span text:style-name="T1">createAs</text:span></text:p>
            <text:p><text:span text:style-name="T1">createAspFactory</text:span></text:p>
            <text:p><text:span text:style-name="T1">destroyAs</text:span></text:p>
            <text:p><text:span text:style-name="T1">destroyAspFactory</text:span></text:p>
            <text:p><text:span text:style-name="T1">assignAspToAs</text:span></text:p>
            <text:p><text:span text:style-name="T1">unassignAspFromAs</text:span></text:p>
            <text:p><text:span text:style-name="T1">startAsp</text:span></text:p>
            <text:p><text:span text:style-name="T1">StopAsp</text:span></text:p>
            <text:p><text:span text:style-name="T1">addRoute</text:span></text:p>
            <text:p><text:span text:style-name="T1">removeRoute</text:span></text:p>
          </draw:text-box>
        </draw:frame>
        <draw:connector draw:style-name="gr10" draw:text-style-name="P1" draw:layer="layout" draw:type="curve" svg:x1="9.449cm" svg:y1="4.723cm" svg:x2="13.256cm" svg:y2="2.16cm" draw:start-shape="id1" draw:start-glue-point="1" svg:d="m9449 4723c3231 0 1328-2563 3807-2563">
          <text:p/>
        </draw:connector>
        <draw:connector draw:style-name="gr10" draw:text-style-name="P1" draw:layer="layout" draw:type="curve" svg:x1="9.449cm" svg:y1="4.723cm" svg:x2="13.52cm" svg:y2="6.843cm" draw:start-shape="id1" draw:start-glue-point="1" svg:d="m9449 4723c3429 0 1394 2120 4071 2120">
          <text:p/>
        </draw:connector>
        <draw:custom-shape draw:style-name="gr3" draw:text-style-name="P2" xml:id="id7" draw:id="id7" draw:layer="layout" svg:width="3.937cm" svg:height="1.143cm" svg:x="4.318cm" svg:y="8.636cm">
          <text:p text:style-name="P1"><text:span text:style-name="T1">Rou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curve" svg:x1="6.667cm" svg:y1="5.739cm" svg:x2="6.286cm" svg:y2="8.636cm" draw:start-shape="id1" draw:start-glue-point="2" draw:end-shape="id7" draw:end-glue-point="0" svg:d="m6667 5739c0 2173-381 725-381 2897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08cm" fo:margin-bottom="0.508cm" fo:margin-left="0.508cm" fo:margin-right="0.508cm" fo:page-width="19.05cm" fo:page-height="11.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mit Bhayani</meta:initial-creator>
    <meta:creation-date>2011-11-25T11:28:03</meta:creation-date>
    <dc:date>2011-11-28T13:13:20</dc:date>
    <dc:creator>Amit Bhayani</dc:creator>
    <meta:editing-duration>PT2H23M17S</meta:editing-duration>
    <meta:editing-cycles>54</meta:editing-cycles>
    <meta:generator>LibreOffice/3.4$Unix LibreOffice_project/340m1$Build-302</meta:generator>
    <meta:document-statistic meta:object-count="24"/>
  </office:meta>
</office:document-meta>
</file>